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,Bold" svg:font-family="'TimesNewRoman,Bold'" style:font-family-generic="roman" style:font-pitch="variable"/>
    <style:font-face style:name="TimesNewRoman,Italic" svg:font-family="'TimesNewRoman,Italic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NewRoman,Bold" fo:font-size="16pt" fo:font-weight="bold" style:font-size-asian="16pt" style:font-weight-asian="bold"/>
    </style:style>
    <style:style style:name="T2" style:family="text">
      <style:text-properties style:font-name="Times New Roman" fo:font-size="16pt" fo:font-weight="bold" style:font-size-asian="16pt" style:font-weight-asian="bold"/>
    </style:style>
    <style:style style:name="T3" style:family="text">
      <style:text-properties style:font-name="Times New Roman" fo:font-size="16pt" style:font-size-asian="16pt"/>
    </style:style>
    <style:style style:name="T4" style:family="text">
      <style:text-properties style:font-name="Times New Roman" fo:font-size="14pt" style:font-size-asian="14pt"/>
    </style:style>
    <style:style style:name="T5" style:family="text">
      <style:text-properties style:font-name="Times New Roman" fo:font-size="11pt" style:font-size-asian="11pt"/>
    </style:style>
    <style:style style:name="T6" style:family="text">
      <style:text-properties style:font-name="Times New Roman" fo:font-size="13pt" style:font-size-asian="13pt"/>
    </style:style>
    <style:style style:name="T7" style:family="text">
      <style:text-properties style:font-name="Times New Roman" fo:font-size="13pt" fo:font-style="italic" style:font-size-asian="13pt" style:font-style-asian="italic"/>
    </style:style>
    <style:style style:name="T8" style:family="text">
      <style:text-properties style:font-name="Times New Roman" fo:font-size="8.5pt" style:font-size-asian="8.5pt"/>
    </style:style>
    <style:style style:name="T9" style:family="text">
      <style:text-properties style:font-name="Times New Roman" fo:font-size="12pt" style:font-size-asian="12pt"/>
    </style:style>
    <style:style style:name="T10" style:family="text">
      <style:text-properties style:font-name="TimesNewRoman" fo:font-size="16pt" style:font-size-asian="16pt"/>
    </style:style>
    <style:style style:name="T11" style:family="text">
      <style:text-properties style:font-name="TimesNewRoman" fo:font-size="14pt" style:font-size-asian="14pt"/>
    </style:style>
    <style:style style:name="T12" style:family="text">
      <style:text-properties style:font-name="TimesNewRoman" fo:font-size="11pt" style:font-size-asian="11pt"/>
    </style:style>
    <style:style style:name="T13" style:family="text">
      <style:text-properties style:font-name="TimesNewRoman" fo:font-size="13pt" style:font-size-asian="13pt"/>
    </style:style>
    <style:style style:name="T14" style:family="text">
      <style:text-properties style:font-name="TimesNewRoman,Italic" fo:font-size="13pt" fo:font-style="italic" style:font-size-asian="13pt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Торсионно</text:span><text:span text:style-name="T2">-</text:span><text:span text:style-name="T1">ориентационные процессы</text:span></text:p>
      <text:p text:style-name="P1"><text:span text:style-name="T10">Эткин В</text:span><text:span text:style-name="T3">.</text:span><text:span text:style-name="T10">А</text:span><text:span text:style-name="T3">.</text:span></text:p>
      <text:p text:style-name="P1"><text:span text:style-name="T11">Д</text:span><text:span text:style-name="T4">.</text:span><text:span text:style-name="T11">т</text:span><text:span text:style-name="T4">.</text:span><text:span text:style-name="T11">н</text:span><text:span text:style-name="T4">., </text:span><text:span text:style-name="T11">проф</text:span><text:span text:style-name="T4">.</text:span></text:p>
      <text:p text:style-name="P1"><text:span text:style-name="T4">(</text:span><text:span text:style-name="T11">Израиль</text:span><text:span text:style-name="T4">)</text:span></text:p>
      <text:p text:style-name="P1"><text:span text:style-name="T12">Обосновывается существование специфического класса ориентационных</text:span></text:p>
      <text:p text:style-name="P1"><text:span text:style-name="T12">процессов</text:span><text:span text:style-name="T5">, </text:span><text:span text:style-name="T12">обусловленных зависимостью потенциальной энергии от взаимного</text:span></text:p>
      <text:p text:style-name="P1"><text:span text:style-name="T12">расположения осей вращения тел</text:span><text:span text:style-name="T5">. </text:span><text:span text:style-name="T12">Предложено аналитическое выражение закона</text:span></text:p>
      <text:p text:style-name="P1"><text:span text:style-name="T12">сохранения энергии</text:span><text:span text:style-name="T5">, </text:span><text:span text:style-name="T12">содержащее члены</text:span><text:span text:style-name="T5">, </text:span><text:span text:style-name="T12">ответственные за процессы кручения и</text:span></text:p>
      <text:p text:style-name="P1"><text:span text:style-name="T12">ориентации</text:span><text:span text:style-name="T5">. </text:span><text:span text:style-name="T12">Подчеркивается</text:span><text:span text:style-name="T5">, </text:span><text:span text:style-name="T12">что самопроизвольное протекание таких процессов</text:span></text:p>
      <text:p text:style-name="P1"><text:span text:style-name="T12">подчиняется энергодинамическому критерию минимума упорядоченной энергии</text:span><text:span text:style-name="T5">.</text:span></text:p>
      <text:p text:style-name="P1"><text:span text:style-name="T1">Введение</text:span></text:p>
      <text:p text:style-name="P1"><text:span text:style-name="T13">К настоящему времени в естествознании накопилось достаточно много наблюдений</text:span><text:span text:style-name="T6">,</text:span></text:p>
      <text:p text:style-name="P1"><text:span text:style-name="T13">связанных с самопроизвольным упорядочиванием взаимного расположения</text:span></text:p>
      <text:p text:style-name="P1"><text:span text:style-name="T13">вращающихся тел</text:span><text:span text:style-name="T6">. </text:span><text:span text:style-name="T13">Первыми на это обстоятельство обратили внимание астрономы</text:span><text:span text:style-name="T6">,</text:span></text:p>
      <text:p text:style-name="P1"><text:span text:style-name="T13">наблюдавшие выстраивание в одной плоскости колец Сатурна и орбит ряда планет</text:span><text:span text:style-name="T6">. </text:span><text:span text:style-name="T13">В</text:span></text:p>
      <text:p text:style-name="P1"><text:span text:style-name="T13">макромире это явление известно также давно и проявляется</text:span><text:span text:style-name="T6">, </text:span><text:span text:style-name="T13">в частности</text:span><text:span text:style-name="T6">, </text:span><text:span text:style-name="T13">в странном</text:span></text:p>
      <text:p text:style-name="P1"><text:span text:style-name="T13">поведении </text:span><text:span text:style-name="T6">«</text:span><text:span text:style-name="T13">китайского волчка</text:span><text:span text:style-name="T6">» </text:span><text:span text:style-name="T7">– </text:span><text:span text:style-name="T13">гироскопа</text:span><text:span text:style-name="T6">, </text:span><text:span text:style-name="T13">который</text:span><text:span text:style-name="T6">, </text:span><text:span text:style-name="T13">будучи внезапно</text:span></text:p>
      <text:p text:style-name="P1"><text:span text:style-name="T13">перевернутым на </text:span><text:span text:style-name="T6">180 </text:span><text:span text:style-name="T13">градусов</text:span><text:span text:style-name="T6">, </text:span><text:span text:style-name="T13">постепенно приостанавливает свое вращение и затем</text:span></text:p>
      <text:p text:style-name="P1"><text:span text:style-name="T13">изменяет его на противоположное с практически той же угловой скоростью</text:span><text:span text:style-name="T6">. </text:span><text:span text:style-name="T13">Когда</text:span></text:p>
      <text:p text:style-name="P1"><text:span text:style-name="T13">исследователям стало доступно наблюдение за поведением систем</text:span><text:span text:style-name="T6">, </text:span><text:span text:style-name="T13">ориентированных</text:span></text:p>
      <text:p text:style-name="P1"><text:span text:style-name="T13">по классическому спину </text:span><text:span text:style-name="T6">(</text:span><text:span text:style-name="T13">собственному механическому моменту вращения</text:span></text:p>
      <text:p text:style-name="P1"><text:span text:style-name="T13">элементарных частиц</text:span><text:span text:style-name="T6">), </text:span><text:span text:style-name="T13">подобного рода явления обнаружились и в микромире</text:span><text:span text:style-name="T6">. </text:span><text:span text:style-name="T13">Так</text:span><text:span text:style-name="T6">,</text:span></text:p>
      <text:p text:style-name="P1"><text:span text:style-name="T13">еще в первой половине ХХ столетия американские физики Ф</text:span><text:span text:style-name="T6">. </text:span><text:span text:style-name="T13">Блох </text:span><text:span text:style-name="T6">(1936) </text:span><text:span text:style-name="T13">и Д</text:span><text:span text:style-name="T6">. </text:span><text:span text:style-name="T13">Юз</text:span></text:p>
      <text:p text:style-name="P1"><text:span text:style-name="T6">(1947) </text:span><text:span text:style-name="T13">наблюдали более сильное рассеивание на намагниченной пластине нейтронов с</text:span></text:p>
      <text:p text:style-name="P1"><text:span text:style-name="T13">ориентацией спинов</text:span><text:span text:style-name="T6">, </text:span><text:span text:style-name="T13">параллельной магнитному полю </text:span><text:span text:style-name="T6">[1]. </text:span><text:span text:style-name="T13">В </text:span><text:span text:style-name="T6">40-50-</text:span><text:span text:style-name="T13">е годы Э</text:span><text:span text:style-name="T6">. </text:span><text:span text:style-name="T13">Пёрселл</text:span></text:p>
      <text:p text:style-name="P1"><text:span text:style-name="T13">и Р</text:span><text:span text:style-name="T6">. </text:span><text:span text:style-name="T13">Паунд </text:span><text:span text:style-name="T6">[2], </text:span><text:span text:style-name="T13">а также А</text:span><text:span text:style-name="T6">. </text:span><text:span text:style-name="T13">Абрахам и У</text:span><text:span text:style-name="T6">. </text:span><text:span text:style-name="T13">Проктор </text:span><text:span text:style-name="T6">[3] </text:span><text:span text:style-name="T13">в опытах по ядерному</text:span></text:p>
      <text:p text:style-name="P1"><text:span text:style-name="T13">магнитному резонансу обнаружили наличие специфического спин</text:span><text:span text:style-name="T6">-</text:span><text:span text:style-name="T13">спинового</text:span></text:p>
      <text:p text:style-name="P1"><text:span text:style-name="T13">взаимодействия</text:span><text:span text:style-name="T6">, </text:span><text:span text:style-name="T13">приводящего к установлению при низких температурах единой</text:span></text:p>
      <text:p text:style-name="P1"><text:span text:style-name="T13">ориентации ядерных спинов</text:span><text:span text:style-name="T6">. </text:span><text:span text:style-name="T13">В </text:span><text:span text:style-name="T6">60-</text:span><text:span text:style-name="T13">е годы было экспериментально установлено</text:span><text:span text:style-name="T6">, </text:span><text:span text:style-name="T13">что</text:span></text:p>
      <text:p text:style-name="P1"><text:span text:style-name="T13">при прохождении нейтронов через поляризованную по спину мишень возникает</text:span></text:p>
      <text:p text:style-name="P1"><text:span text:style-name="T13">прецессия нейтронов</text:span><text:span text:style-name="T6">, </text:span><text:span text:style-name="T13">величина которой на несколько порядков выше той</text:span><text:span text:style-name="T6">, </text:span><text:span text:style-name="T13">которая</text:span></text:p>
      <text:p text:style-name="P1"><text:span text:style-name="T13">могла бы быть вызвана магнитным полем </text:span><text:span text:style-name="T6">[4]. </text:span><text:span text:style-name="T13">В </text:span><text:span text:style-name="T6">80-</text:span><text:span text:style-name="T13">е годы на установке для измерения</text:span></text:p>
      <text:p text:style-name="P1"><text:span text:style-name="T13">лэмбовского сдвига были выявлены необычные особенности интерференции</text:span></text:p>
      <text:p text:style-name="P1"><text:span text:style-name="T13">водорода в различных его спиновых состояниях </text:span><text:span text:style-name="T6">[5] </text:span><text:span text:style-name="T13">и обнаружено</text:span><text:span text:style-name="T6">, </text:span><text:span text:style-name="T13">что спиновая</text:span></text:p>
      <text:p text:style-name="P1"><text:span text:style-name="T13">поляризация атомарного водорода препятствует его объединению в молекулы </text:span><text:span text:style-name="T6">[6].</text:span></text:p>
      <text:p text:style-name="P1"><text:span text:style-name="T13">Тогда же в экспериментах с </text:span><text:span text:style-name="T8">3</text:span><text:span text:style-name="T13">Не была обнаружена зависимость его теплопроводности</text:span></text:p>
      <text:p text:style-name="P1"><text:span text:style-name="T13">от состояния ядерных спинов </text:span><text:span text:style-name="T6">[7]. </text:span><text:span text:style-name="T13">В </text:span><text:span text:style-name="T6">90-</text:span><text:span text:style-name="T13">е годы было найдено также</text:span><text:span text:style-name="T6">, </text:span><text:span text:style-name="T13">что протоны с</text:span></text:p>
      <text:p text:style-name="P1"><text:span text:style-name="T13">ориентацией спинов</text:span><text:span text:style-name="T6">, </text:span><text:span text:style-name="T13">противоположной спинам мишени</text:span><text:span text:style-name="T6">, </text:span><text:span text:style-name="T13">как бы </text:span><text:span text:style-name="T6">«</text:span><text:span text:style-name="T13">проходят сквозь</text:span><text:span text:style-name="T6">»</text:span></text:p>
      <text:p text:style-name="P1"><text:span text:style-name="T13">протоны мишени </text:span><text:span text:style-name="T6">(</text:span><text:span text:style-name="T13">без видимого взаимодействия</text:span><text:span text:style-name="T6">), </text:span><text:span text:style-name="T13">в то время как при одинаковой</text:span></text:p>
      <text:p text:style-name="P1"><text:span text:style-name="T13">ориентации спинов в пучке и в мишени рассеяние их происходит в полном</text:span></text:p>
      <text:p text:style-name="P1"><text:span text:style-name="T13">соответствии с теоретическими представлениями </text:span><text:span text:style-name="T6">[8].</text:span></text:p>
      <text:p text:style-name="P1"><text:span text:style-name="T12">Торсионные поля и информационные взаимодействия </text:span><text:span text:style-name="T5">– 2009</text:span></text:p>
      <text:p text:style-name="P1"><text:span text:style-name="T9">177</text:span></text:p>
      <text:p text:style-name="P1"><text:span text:style-name="T13">Эти и многие другие эксперименты указывали на зависимость энергии системы от ее</text:span></text:p>
      <text:p text:style-name="P1"><text:span text:style-name="T13">суммарного спина</text:span><text:span text:style-name="T6">. </text:span><text:span text:style-name="T13">Поскольку же в этих экспериментах изменялась только</text:span></text:p>
      <text:p text:style-name="P1"><text:soft-page-break/><text:span text:style-name="T13">ориентация спинов</text:span><text:span text:style-name="T6">, </text:span><text:span text:style-name="T13">а не их величина</text:span><text:span text:style-name="T6">, </text:span><text:span text:style-name="T13">речь здесь идет скорее не о торсионных</text:span></text:p>
      <text:p text:style-name="P1"><text:span text:style-name="T13">взаимодействиях</text:span><text:span text:style-name="T6">, </text:span><text:span text:style-name="T13">которые состоят в передаче углового момента вращения </text:span><text:span text:style-name="T6">(</text:span><text:span text:style-name="T13">ускорении</text:span></text:p>
      <text:p text:style-name="P1"><text:span text:style-name="T13">аксиального типа</text:span><text:span text:style-name="T6">), </text:span><text:span text:style-name="T13">а об особой категории процессов</text:span><text:span text:style-name="T6">, </text:span><text:span text:style-name="T13">которые уместно было бы</text:span></text:p>
      <text:p text:style-name="P1"><text:span text:style-name="T13">назвать </text:span><text:span text:style-name="T14">ориентационными</text:span><text:span text:style-name="T7">. </text:span><text:span text:style-name="T13">В </text:span><text:span text:style-name="T6">[9, 10] </text:span><text:span text:style-name="T13">мы показали</text:span><text:span text:style-name="T6">, </text:span><text:span text:style-name="T13">что такого рода процессы</text:span></text:p>
      <text:p text:style-name="P1"><text:span text:style-name="T13">существуют на всех уровнях мироздания</text:span><text:span text:style-name="T6">. </text:span><text:span text:style-name="T13">С феноменологических позиций они</text:span></text:p>
      <text:p text:style-name="P1"><text:span text:style-name="T13">обусловлены тем</text:span><text:span text:style-name="T6">, </text:span><text:span text:style-name="T13">что различная ориентация тел в механическом отношении не</text:span></text:p>
      <text:p text:style-name="P1"><text:span text:style-name="T13">эквивалентна </text:span><text:span text:style-name="T6">[11]. </text:span><text:span text:style-name="T13">Однако изучению ориентационных процессов до недавнего</text:span></text:p>
      <text:p text:style-name="P1"><text:span text:style-name="T13">времени уделялось</text:span><text:span text:style-name="T6">, </text:span><text:span text:style-name="T13">на наш взгляд</text:span><text:span text:style-name="T6">, </text:span><text:span text:style-name="T13">недостаточно внимания</text:span><text:span text:style-name="T6">. </text:span><text:span text:style-name="T13">Интерес к ним возрос</text:span></text:p>
      <text:p text:style-name="P1"><text:span text:style-name="T13">только в последние десятилетия в связи с поиском так называемой </text:span><text:span text:style-name="T6">«</text:span><text:span text:style-name="T13">пятой силы</text:span><text:span text:style-name="T6">» </text:span><text:span text:style-name="T7">–</text:span></text:p>
      <text:p text:style-name="P1"><text:span text:style-name="T13">взаимодействия</text:span><text:span text:style-name="T6">, </text:span><text:span text:style-name="T13">отличающегося от гравитационного</text:span><text:span text:style-name="T6">, </text:span><text:span text:style-name="T13">электромагнитного</text:span><text:span text:style-name="T6">, </text:span><text:span text:style-name="T13">сильного и</text:span></text:p>
      <text:p text:style-name="P1"><text:span text:style-name="T13">слабого</text:span><text:span text:style-name="T6">. </text:span><text:span text:style-name="T13">Чаще других на эту роль претендует торсионное взаимодействие</text:span><text:span text:style-name="T6">,</text:span></text:p>
      <text:p text:style-name="P1"><text:span text:style-name="T13">приписываемое гипотетическим полям сил инерции </text:span><text:span text:style-name="T6">[12, 13]. </text:span><text:span text:style-name="T13">Между тем огромное</text:span></text:p>
      <text:p text:style-name="P1"><text:span text:style-name="T13">число фактов</text:span><text:span text:style-name="T6">, </text:span><text:span text:style-name="T13">лежащих в основе термодинамики необратимых процессов </text:span><text:span text:style-name="T6">[14],</text:span></text:p>
      <text:p text:style-name="P1"><text:span text:style-name="T13">свидетельствует о том</text:span><text:span text:style-name="T6">, </text:span><text:span text:style-name="T13">что любой реальный процесс возникает под действием не</text:span></text:p>
      <text:p text:style-name="P1"><text:span text:style-name="T13">одной</text:span><text:span text:style-name="T6">, </text:span><text:span text:style-name="T13">а всех действующих в системе сил </text:span><text:span text:style-name="T6">(</text:span><text:span text:style-name="T13">принцип Онсагера</text:span><text:span text:style-name="T6">), </text:span><text:span text:style-name="T13">так что его характер и</text:span></text:p>
      <text:p text:style-name="P1"><text:span text:style-name="T13">направление определяется соотношением этих сил и степенью их вовлеченности в тот</text:span></text:p>
      <text:p text:style-name="P1"><text:span text:style-name="T13">или иной процесс</text:span><text:span text:style-name="T6">. </text:span><text:span text:style-name="T13">Особенно очевидно это для явлений на стыках различных научных</text:span></text:p>
      <text:p text:style-name="P1"><text:span text:style-name="T13">дисциплин</text:span><text:span text:style-name="T6">, </text:span><text:span text:style-name="T13">когда указанные силы имеют различную физическую природу</text:span><text:span text:style-name="T6">. </text:span><text:span text:style-name="T13">Поэтому</text:span></text:p>
      <text:p text:style-name="P1"><text:span text:style-name="T13">было бы правильнее говорить не о какой</text:span><text:span text:style-name="T6">-</text:span><text:span text:style-name="T13">то </text:span><text:span text:style-name="T6">«</text:span><text:span text:style-name="T13">пятой силе</text:span><text:span text:style-name="T6">», </text:span><text:span text:style-name="T13">порожденной неизвестным</text:span></text:p>
      <text:p text:style-name="P1"><text:span text:style-name="T13">ранее фундаментальным взаимодействием</text:span><text:span text:style-name="T6">, </text:span><text:span text:style-name="T13">а о специфике тех процессов</text:span><text:span text:style-name="T6">, </text:span><text:span text:style-name="T13">которые</text:span></text:p>
      <text:p text:style-name="P1"><text:span text:style-name="T13">возникают под действием уже известных сил</text:span><text:span text:style-name="T6">, </text:span><text:span text:style-name="T13">но приводят к специфическим</text:span></text:p>
      <text:p text:style-name="P1"><text:span text:style-name="T13">изменениям состояния </text:span><text:span text:style-name="T7">– </text:span><text:span text:style-name="T13">упорядочиванию ориентации вращающихся систем и</text:span></text:p>
      <text:p text:style-name="P1"><text:span text:style-name="T13">неподвижных тел с анизотропией формы</text:span><text:span text:style-name="T6">. </text:span><text:span text:style-name="T13">По причинам</text:span><text:span text:style-name="T6">, </text:span><text:span text:style-name="T13">которые станут понятны из</text:span></text:p>
      <text:p text:style-name="P1"><text:span text:style-name="T13">нижеследующего</text:span><text:span text:style-name="T6">, </text:span><text:span text:style-name="T13">мы будем называть такие процессы </text:span><text:span text:style-name="T14">торсионно</text:span><text:span text:style-name="T7">-</text:span><text:span text:style-name="T14">ориентационными</text:span><text:span text:style-name="T6">,</text:span></text:p>
      <text:p text:style-name="P1"><text:span text:style-name="T13">если это упорядочивание связано с передачей телам вращательного ускорения</text:span><text:span text:style-name="T6">. </text:span><text:span text:style-name="T13">Их</text:span></text:p>
      <text:p text:style-name="P1"><text:span text:style-name="T13">рассмотрение целесообразно осуществить с позиций термокинетики как единой</text:span></text:p>
      <text:p text:style-name="P1"><text:span text:style-name="T13">теории скорости процессов переноса вещества и внутренней энергии </text:span><text:span text:style-name="T6">[15] </text:span><text:span text:style-name="T13">и</text:span></text:p>
      <text:p text:style-name="P1"><text:span text:style-name="T13">энергодинамики как её дальнейшего обобщения на процессы преобразования любых</text:span></text:p>
      <text:p text:style-name="Standard"><text:span text:style-name="T13">форм энергии независимо от их принадлежности к той или иной области знания </text:span><text:span text:style-name="T6">[16]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,Bold" svg:font-family="'TimesNewRoman,Bold'" style:font-family-generic="roman" style:font-pitch="variable"/>
    <style:font-face style:name="TimesNewRoman,Italic" svg:font-family="'TimesNewRoman,Italic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5T05:24:00.741000000</meta:creation-date>
    <dc:date>2021-05-05T05:24:31.449000000</dc:date>
    <meta:editing-duration>PT31S</meta:editing-duration>
    <meta:editing-cycles>1</meta:editing-cycles>
    <meta:document-statistic meta:table-count="0" meta:image-count="0" meta:object-count="0" meta:page-count="2" meta:paragraph-count="74" meta:word-count="667" meta:character-count="5116" meta:non-whitespace-character-count="4519"/>
    <meta:generator>LibreOffice/6.4.0.3$Windows_X86_64 LibreOffice_project/b0a288ab3d2d4774cb44b62f04d5d28733ac6df8</meta:generator>
  </office:meta>
</office:document-meta>
</file>